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FFCF94C9B714FC69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Keyboard O" svg:font-family="'Linux Biolinum Keyboard O'" style:font-pitch="variable"/>
    <style:font-face style:name="Noto Sans Cypriot" svg:font-family="'Noto Sans Cypri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oto Sans Cypriot" officeooo:rsid="000dd630" officeooo:paragraph-rsid="000dd6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seño fue homologado por la OSMS (Open Source Medical Supplies).</text:p>
      <text:p text:style-name="P1"/>
      <text:p text:style-name="P1"><draw:frame draw:style-name="fr1" draw:name="Imagen1" text:anchor-type="paragraph" svg:x="-0.736cm" svg:y="2.619cm" svg:width="18.471cm" svg:height="10.37cm" draw:z-index="0"><draw:image xlink:href="Pictures/1000000000000556000002FFCF94C9B714FC69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Keyboard O" svg:font-family="'Linux Biolinum Keyboard O'" style:font-pitch="variable"/>
    <style:font-face style:name="Noto Sans Cypriot" svg:font-family="'Noto Sans Cypri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41:37.984411037</meta:creation-date>
    <dc:date>2020-04-05T19:45:03.790592330</dc:date>
    <meta:editing-duration>PT3M27S</meta:editing-duration>
    <meta:editing-cycles>1</meta:editing-cycles>
    <meta:document-statistic meta:table-count="0" meta:image-count="1" meta:object-count="0" meta:page-count="1" meta:paragraph-count="1" meta:word-count="11" meta:character-count="68" meta:non-whitespace-character-count="58"/>
    <meta:generator>LibreOffice/5.2.7.2$Linux_X86_64 LibreOffice_project/20m0$Build-2</meta:generator>
  </office:meta>
</office:document-meta>
</file>